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 officeooo:rsid="0006392f" officeooo:paragraph-rsid="0006392f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767e85" loext:opacity="100%" style:font-name="Source Serif Pro" fo:font-size="11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06392f"/>
    </style:style>
    <style:style style:name="T2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3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4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5" style:family="text">
      <style:text-properties fo:font-variant="normal" fo:text-transform="none" fo:color="#dddddd" loext:opacity="100%" fo:font-size="11.2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6f42c1" loext:opacity="100%" fo:font-size="13.5pt" fo:letter-spacing="normal" fo:font-style="normal" fo:font-weight="bold" fo:background-color="#272822" loext:char-shading-value="0" loext:padding="0cm" loext:border="none"/>
    </style:style>
    <style:style style:name="T7" style:family="text">
      <style:text-properties fo:font-variant="normal" fo:text-transform="none" fo:color="#d73a49" loext:opacity="100%" fo:font-size="13.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005cc5" loext:opacity="100%" fo:font-size="11.2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767e85" loext:opacity="100%" style:font-name="Source Serif Pro" fo:font-size="11.25pt" fo:letter-spacing="normal" fo:font-style="normal" fo:font-weight="normal"/>
    </style:style>
    <style:style style:name="T12" style:family="text">
      <style:text-properties fo:font-variant="normal" fo:text-transform="none" fo:color="#767e85" loext:opacity="100%" style:font-name="Source Serif Pro" fo:font-size="11.2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767e85" loext:opacity="100%" fo:letter-spacing="normal"/>
    </style:style>
    <style:style style:name="T14" style:family="text">
      <style:text-properties fo:font-variant="normal" fo:text-transform="none" fo:color="#ffffff" loext:opacity="100%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style:font-name="Source Serif Pro" fo:font-size="11.25pt" fo:letter-spacing="normal" fo:font-style="normal" fo:font-weight="normal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style="normal" fo:font-weight="normal" fo:background-color="#272822" loext:char-shading-value="0" loext:padding="0cm" loext:border="none"/>
    </style:style>
    <style:style style:name="T18" style:family="text">
      <style:text-properties fo:font-variant="normal" fo:text-transform="none" style:use-window-font-color="true" loext:opacity="0%" style:font-name="Source Serif Pro" fo:font-size="11.25pt" fo:letter-spacing="normal" fo:font-style="normal" fo:font-weight="normal"/>
    </style:style>
    <style:style style:name="T19" style:family="text">
      <style:text-properties fo:font-variant="normal" fo:text-transform="none" style:use-window-font-color="true" loext:opacity="0%" style:font-name="Source Serif Pro" fo:font-size="11.25pt" fo:letter-spacing="normal" fo:font-style="normal" fo:font-weight="normal" loext:padding="0cm" loext:border="none"/>
    </style:style>
    <style:style style:name="T20" style:family="text">
      <style:text-properties fo:font-variant="normal" fo:text-transform="none" style:use-window-font-color="true" loext:opacity="0%" fo:letter-spacing="normal"/>
    </style:style>
    <style:style style:name="T21" style:family="text">
      <style:text-properties fo:font-variant="normal" fo:text-transform="none" style:use-window-font-color="true" loext:opacity="0%" fo:letter-spacing="normal" fo:font-style="normal" fo:font-weight="normal" fo:background-color="#272822" loext:char-shading-value="0" loext:padding="0cm" loext:border="none"/>
    </style:style>
    <style:style style:name="T22" style:family="text">
      <style:text-properties fo:font-variant="normal" fo:text-transform="none" fo:color="#66d9ef" loext:opacity="100%" fo:font-size="11.25pt" fo:letter-spacing="normal" fo:font-style="normal" fo:font-weight="normal" fo:background-color="#272822" loext:char-shading-value="0" loext:padding="0cm" loext:border="none"/>
    </style:style>
    <style:style style:name="T23" style:family="text">
      <style:text-properties fo:font-variant="normal" fo:text-transform="none" fo:color="#66d9ef" loext:opacity="100%" fo:letter-spacing="normal" fo:background-color="#272822" loext:char-shading-value="0" loext:padding="0cm" loext:border="none"/>
    </style:style>
    <style:style style:name="T24" style:family="text">
      <style:text-properties style:use-window-font-color="true" loext:opacity="0%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safio: </text:p>
      <text:p text:style-name="P6">Suponha que você esteja trabalhando em um sistema de adoção de pets, na funcionalidade que calcula a probabilidade de adoção de um determinado pet.</text:p>
      <text:p text:style-name="P7">As seguintes regras devem ser seguidas nessa funcionalidade:</text:p>
      <text:list xml:id="list2026684977" text:style-name="L1">
        <text:list-item>
          <text:p text:style-name="P8">A probabilidade deve ser calculada baseada em uma nota de 0 a 10;</text:p>
        </text:list-item>
        <text:list-item>
          <text:p text:style-name="P8">Se a nota for maior do que 7, a probabilidade deve ser alta;</text:p>
        </text:list-item>
        <text:list-item>
          <text:p text:style-name="P8">Se a nota for entre 5 e 7, a probabilidade deve ser média;</text:p>
        </text:list-item>
        <text:list-item>
          <text:p text:style-name="P9">Se a nota for menor do que 5, a probabilidade deve ser baixa.</text:p>
        </text:list-item>
      </text:list>
      <text:p text:style-name="P7">Todo pet deve iniciar com nota 10, devendo essa nota ser penalizada de acordo com o peso e a idade do pet, baseado nos seguintes critérios:</text:p>
      <text:list xml:id="list58808093" text:style-name="L2">
        <text:list-item>
          <text:p text:style-name="P10">Se o pet tiver mais do que 10kg de peso, a nota deve ser penalizada em 2 pontos. Caso o peso seja maior do que 20kg, a penalização deve ser de 4 pontos;</text:p>
        </text:list-item>
        <text:list-item>
          <text:p text:style-name="P11">Se o pet tiver 8 anos ou mais de idade, a nota deve ser penalizada em 2 pontos. Caso a idade seja igual ou maior do que 14 anos, a penalização deve ser de 4 pontos.</text:p>
        </text:list-item>
      </text:list>
      <text:p text:style-name="P7">Você escreveu o seguinte código para implementar essa funcionalidade:</text:p>
      <text:p text:style-name="Text_20_body"><text:span text:style-name="T24"><text:line-break/></text:span><text:span text:style-name="Source_20_Text"><text:span text:style-name="T2">function</text:span></text:span><text:span text:style-name="Source_20_Text"><text:span text:style-name="T3"> </text:span></text:span><text:span text:style-name="Source_20_Text"><text:span text:style-name="T6">calcularProbabilidadeAdocao</text:span></text:span><text:span text:style-name="Source_20_Text"><text:span text:style-name="T3">() {</text:span></text:span></text:p>
      <text:p text:style-name="P1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peso = </text:span></text:span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getElementById</text:span></text:span><text:span text:style-name="Source_20_Text"><text:span text:style-name="T3">(</text:span></text:span><text:span text:style-name="Source_20_Text"><text:span text:style-name="T8">'peso'</text:span></text:span><text:span text:style-name="Source_20_Text"><text:span text:style-name="T3">).value;</text:span></text:span></text:p>
      <text:p text:style-name="P1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idade = </text:span></text:span><text:span text:style-name="Source_20_Text"><text:span text:style-name="T7">document</text:span></text:span><text:span text:style-name="Source_20_Text"><text:span text:style-name="T3">.</text:span></text:span><text:span text:style-name="Source_20_Text"><text:span text:style-name="T6">getElementById</text:span></text:span><text:span text:style-name="Source_20_Text"><text:span text:style-name="T3">(</text:span></text:span><text:span text:style-name="Source_20_Text"><text:span text:style-name="T8">'idade'</text:span></text:span><text:span text:style-name="Source_20_Text"><text:span text:style-name="T3">).value;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let</text:span></text:span><text:span text:style-name="Source_20_Text"><text:span text:style-name="T3"> nota = </text:span></text:span><text:span text:style-name="Source_20_Text"><text:span text:style-name="T9">10</text:span></text:span><text:span text:style-name="Source_20_Text"><text:span text:style-name="T3">;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peso &gt; </text:span></text:span><text:span text:style-name="Source_20_Text"><text:span text:style-name="T9">20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4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 </text:span></text:span></text:p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peso &gt; </text:span></text:span><text:span text:style-name="Source_20_Text"><text:span text:style-name="T9">10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2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idade &gt;= </text:span></text:span><text:span text:style-name="Source_20_Text"><text:span text:style-name="T9">14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4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1"><text:span text:style-name="Source_20_Text"><text:span text:style-name="T4"><text:s text:c="4"/></text:span></text:span><text:span text:style-name="Source_20_Text"><text:span text:style-name="T2">if</text:span></text:span><text:span text:style-name="Source_20_Text"><text:span text:style-name="T3"> (idade &gt;= </text:span></text:span><text:span text:style-name="Source_20_Text"><text:span text:style-name="T9">8</text:span></text:span><text:span text:style-name="Source_20_Text"><text:span text:style-name="T3">) {</text:span></text:span></text:p>
      <text:p text:style-name="P1"><text:span text:style-name="Source_20_Text"><text:span text:style-name="T4"><text:s text:c="8"/></text:span></text:span><text:span text:style-name="Source_20_Text"><text:span text:style-name="T3">nota - </text:span></text:span><text:span text:style-name="Source_20_Text"><text:span text:style-name="T9">2</text:span></text:span><text:span text:style-name="Source_20_Text"><text:span text:style-name="T3">;</text:span></text:span></text:p>
      <text:p text:style-name="P2"><text:span text:style-name="Source_20_Text"><text:span text:style-name="T4"><text:s text:c="4"/>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return</text:span></text:span><text:span text:style-name="Source_20_Text"><text:span text:style-name="T3"> nota;</text:span></text:span></text:p>
      <text:p text:style-name="P2"><text:soft-page-break/><text:span text:style-name="Source_20_Text"><text:span text:style-name="T3">}</text:span></text:span></text:p>
      <text:p text:style-name="Text_20_body"><text:line-break/><text:span text:style-name="T1">resposta:</text:span></text:p>
      <text:p text:style-name="P14"><text:span text:style-name="T18">As penalizações do peso e da idade devem ser realizadas apenas uma vez, sendo então necessário utilizar um </text:span><text:span text:style-name="Source_20_Text"><text:span text:style-name="T21">else if</text:span></text:span><text:span text:style-name="T20"> </text:span><text:span text:style-name="T18">e não dois ifs sequenciais. O código deveria ser escrito assim:</text:span></text:p>
      <text:p text:style-name="P3"><text:span text:style-name="Source_20_Text"><text:span text:style-name="T5">if (peso &gt; </text:span></text:span><text:span text:style-name="Source_20_Text"><text:span text:style-name="T10">20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4</text:span></text:span><text:span text:style-name="Source_20_Text"><text:span text:style-name="T5">;</text:span></text:span></text:p>
      <text:p text:style-name="P4"><text:span text:style-name="Source_20_Text"><text:span text:style-name="T5">} else if (peso &gt; </text:span></text:span><text:span text:style-name="Source_20_Text"><text:span text:style-name="T10">10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2</text:span></text:span><text:span text:style-name="Source_20_Text"><text:span text:style-name="T5">;</text:span></text:span></text:p>
      <text:p text:style-name="P5"><text:span text:style-name="Source_20_Text"><text:span text:style-name="T5">}</text:span></text:span></text:p>
      <text:p text:style-name="P5"/>
      <text:p text:style-name="P4"><text:span text:style-name="Source_20_Text"><text:span text:style-name="T5">if (idade &gt;= </text:span></text:span><text:span text:style-name="Source_20_Text"><text:span text:style-name="T10">14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4</text:span></text:span><text:span text:style-name="Source_20_Text"><text:span text:style-name="T5">;</text:span></text:span></text:p>
      <text:p text:style-name="P4"><text:span text:style-name="Source_20_Text"><text:span text:style-name="T5">} else if (idade &gt;= </text:span></text:span><text:span text:style-name="Source_20_Text"><text:span text:style-name="T10">8</text:span></text:span><text:span text:style-name="Source_20_Text"><text:span text:style-name="T5">) {</text:span></text:span></text:p>
      <text:p text:style-name="P4"><text:span text:style-name="Source_20_Text"><text:span text:style-name="T4"><text:s text:c="4"/></text:span></text:span><text:span text:style-name="Source_20_Text"><text:span text:style-name="T5">nota - </text:span></text:span><text:span text:style-name="Source_20_Text"><text:span text:style-name="T10">2</text:span></text:span><text:span text:style-name="Source_20_Text"><text:span text:style-name="T5">;</text:span></text:span></text:p>
      <text:p text:style-name="P5"><text:span text:style-name="Source_20_Text"><text:span text:style-name="T5">}</text:span></text:span></text:p>
      <text:p text:style-name="Text_20_body"><text:line-break/><text:span text:style-name="T18">Dentro de cada </text:span><text:span text:style-name="Source_20_Text"><text:span text:style-name="T21">if</text:span></text:span><text:span text:style-name="T20"> </text:span><text:span text:style-name="T18">está sendo feito o cálculo da nova nota, entretanto esse novo valor não está sendo </text:span><text:span text:style-name="Strong_20_Emphasis"><text:span text:style-name="T19">atribuído</text:span></text:span><text:span text:style-name="T20"> </text:span><text:span text:style-name="T18">na variável nota. Por exemplo, esse </text:span><text:span text:style-name="Source_20_Text"><text:span text:style-name="T21">if</text:span></text:span><text:span text:style-name="T18">:</text:span></text:p>
      <text:p text:style-name="Text_20_body"><text:span text:style-name="T18"/></text:p>
      <text:p text:style-name="P13"><text:span text:style-name="T24">Deveria ter sido escrito assim:</text:span></text:p>
      <text:p text:style-name="P4"><text:span text:style-name="Source_20_Text"><text:span text:style-name="T5">if (peso &gt; 20) {</text:span></text:span></text:p>
      <text:p text:style-name="P4"><text:span text:style-name="Source_20_Text"><text:span text:style-name="T23"><text:s text:c="4"/></text:span></text:span><text:span text:style-name="Source_20_Text"><text:span text:style-name="T22">nota = nota - 4;</text:span></text:span></text:p>
      <text:p text:style-name="P5"><text:span text:style-name="Source_20_Text"><text:span text:style-name="T22">}</text:span></text:span></text:p>
      <text:p text:style-name="Text_20_body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7:47:23.424794800</meta:creation-date>
    <dc:date>2024-04-27T17:51:44.863642413</dc:date>
    <meta:editing-duration>PT4M22S</meta:editing-duration>
    <meta:editing-cycles>1</meta:editing-cycles>
    <meta:document-statistic meta:table-count="0" meta:image-count="0" meta:object-count="0" meta:page-count="2" meta:paragraph-count="46" meta:word-count="362" meta:character-count="1888" meta:non-whitespace-character-count="1473"/>
    <meta:generator>LibreOffice/7.3.7.2$Linux_X86_64 LibreOffice_project/30$Build-2</meta:generator>
  </office:meta>
</office:document-meta>
</file>